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この空間でも、これまで何かが発見された
　ことはありませんでした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壁にかかっている鏡も、特に怪しい箇所や
　特殊な加工は施されていないようです。」</text:p>
          </table:table-cell>
          <table:table-cell table:number-columns-repeated="1023"/>
        </table:table-row>
        <table:table-row>
          <table:table-cell table:style-name="ce0" office:value-type="string">
            <text:p>う、うむ・・・そうか・・・</text:p>
          </table:table-cell>
          <table:table-cell table:number-columns-repeated="1023"/>
        </table:table-row>
        <table:table-row>
          <table:table-cell table:style-name="ce0" office:value-type="string">
            <text:p>鏡の裏側などにも、何もないのかのう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隅々まで調べましたが、気になる報告は
　現在のところありません。」</text:p>
          </table:table-cell>
          <table:table-cell table:number-columns-repeated="1023"/>
        </table:table-row>
        <table:table-row>
          <table:table-cell table:style-name="ce0" office:value-type="string">
            <text:p>ふむ、わ、分かった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一応、姫の目でも確かめておきますか？」</text:p>
          </table:table-cell>
          <table:table-cell table:number-columns-repeated="1023"/>
        </table:table-row>
        <table:table-row>
          <table:table-cell table:style-name="ce0" office:value-type="string">
            <text:p>うむ、そうじゃな。　念のため見ておこ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し、鏡を外すぞ。　そっちの側を持て。」</text:p>
          </table:table-cell>
          <table:table-cell table:number-columns-repeated="1023"/>
        </table:table-row>
        <table:table-row>
          <table:table-cell table:style-name="ce0" office:value-type="string">
            <text:p>側近
「は！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8+01:00</meta:creation-date>
    <dc:date>2020-02-14T11:52:5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